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nsolas1" svg:font-family="Consolas"/>
    <style:font-face style:name="Arial" svg:font-family="Arial" style:font-pitch="variable"/>
    <style:font-face style:name="Bitstream Vera Sans1" svg:font-family="'Bitstream Vera Sans'" style:font-pitch="variable"/>
    <style:font-face style:name="Consolas" svg:font-family="Consolas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 draw:opacity="0%"/>
    </style:style>
    <style:style style:name="gr2" style:family="graphic" style:parent-style-name="standard">
      <style:graphic-properties draw:stroke="none" draw:fill="solid" draw:fill-color="#c9daf8"/>
    </style:style>
    <style:style style:name="gr3" style:family="graphic" style:parent-style-name="standard">
      <style:graphic-properties draw:stroke="solid" svg:stroke-width="0.105cm" svg:stroke-color="#000000" draw:stroke-linejoin="round" svg:stroke-linecap="butt" draw:fill="none" fo:padding-top="0.052cm" fo:padding-bottom="0.052cm" fo:padding-left="0.052cm" fo:padding-right="0.052cm"/>
    </style:style>
    <style:style style:name="gr4" style:family="graphic" style:parent-style-name="standard">
      <style:graphic-properties draw:stroke="none" draw:fill="solid" draw:fill-color="#ffff00"/>
    </style:style>
    <style:style style:name="gr5" style:family="graphic" style:parent-style-name="standard">
      <style:graphic-properties draw:stroke="solid" svg:stroke-width="0.052cm" svg:stroke-color="#000000" draw:stroke-linejoin="round" svg:stroke-linecap="butt" draw:fill="none" fo:padding-top="0.026cm" fo:padding-bottom="0.026cm" fo:padding-left="0.026cm" fo:padding-right="0.026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7" style:family="graphic" style:parent-style-name="standard">
      <style:graphic-properties draw:stroke="solid" svg:stroke-width="0.052cm" svg:stroke-color="#000000" draw:stroke-linejoin="miter" svg:stroke-linecap="butt" draw:fill="solid" draw:fill-color="#000000" fo:padding-top="0.026cm" fo:padding-bottom="0.026cm" fo:padding-left="0.026cm" fo:padding-right="0.026cm"/>
    </style:style>
    <style:style style:name="gr8" style:family="graphic" style:parent-style-name="standard">
      <style:graphic-properties draw:stroke="none" draw:fill="solid" draw:fill-color="#ffffff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P1" style:family="paragraph">
      <loext:graphic-properties draw:fill="solid" draw:fill-color="#000000" draw:opacity="0%"/>
    </style:style>
    <style:style style:name="P2" style:family="paragraph">
      <loext:graphic-properties draw:fill="solid" draw:fill-color="#c9daf8"/>
    </style:style>
    <style:style style:name="P3" style:family="paragraph">
      <loext:graphic-properties draw:fill="none"/>
    </style:style>
    <style:style style:name="P4" style:family="paragraph">
      <loext:graphic-properties draw:fill="solid" draw:fill-color="#ffff00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14pt" style:font-size-asian="14pt" style:font-size-complex="14pt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none"/>
      <style:text-properties fo:font-size="12pt" style:font-size-asian="12pt" style:font-size-complex="12pt"/>
    </style:style>
    <style:style style:name="T1" style:family="text">
      <style:text-properties fo:color="#000000" style:font-name="Arial1" fo:font-size="14pt" style:font-size-asian="14pt" style:font-name-complex="Arial1" style:font-size-complex="14pt"/>
    </style:style>
    <style:style style:name="T2" style:family="text">
      <style:text-properties fo:color="#000000" style:font-name="Arial1" fo:font-size="14pt" fo:font-weight="bold" style:font-size-asian="14pt" style:font-name-complex="Arial1" style:font-size-complex="14pt" style:font-weight-complex="bold"/>
    </style:style>
    <style:style style:name="T3" style:family="text">
      <style:text-properties fo:color="#000000" style:font-name="Consolas1" fo:font-size="12pt" fo:font-weight="bold" style:font-size-asian="12pt" style:font-name-complex="Consolas1" style:font-size-complex="12pt" style:font-weight-complex="bold"/>
    </style:style>
    <style:style style:name="T4" style:family="text">
      <style:text-properties fo:color="#ff00ff" style:font-name="Arial1" fo:font-size="14pt" fo:font-weight="bold" style:font-size-asian="14pt" style:font-name-complex="Arial1" style:font-size-complex="14pt" style:font-weight-complex="bold"/>
    </style:style>
    <style:style style:name="T5" style:family="text">
      <style:text-properties fo:color="#ff0000" style:font-name="Arial1" fo:font-size="14pt" fo:font-weight="bold" style:font-size-asian="14pt" style:font-name-complex="Arial1" style:font-size-complex="14pt" style:font-weight-complex="bold"/>
    </style:style>
    <style:style style:name="T6" style:family="text">
      <style:text-properties fo:color="#980000" style:font-name="Arial1" fo:font-size="14pt" fo:font-weight="bold" style:font-size-asian="14pt" style:font-name-complex="Arial1" style:font-size-complex="14pt" style:font-weight-complex="bold"/>
    </style:style>
    <style:style style:name="T7" style:family="text">
      <style:text-properties fo:color="#a61c00" style:font-name="Arial1" fo:font-size="14pt" fo:font-weight="bold" style:font-size-asian="14pt" style:font-name-complex="Arial1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575cm" svg:height="9.341cm" svg:x="0cm" svg:y="0.2cm" svg:viewBox="0 0 20576 9342" draw:points="0,0 20576,0 20576,9342 0,9342">
          <text:p/>
        </draw:polygon>
        <draw:polygon draw:style-name="gr2" draw:text-style-name="P2" draw:layer="layout" svg:width="17.63cm" svg:height="8.059cm" svg:x="1.314cm" svg:y="1.067cm" svg:viewBox="0 0 17631 8060" draw:points="0,0 17631,0 17631,8060 0,8060">
          <text:p/>
        </draw:polygon>
        <draw:polygon draw:style-name="gr3" draw:text-style-name="P3" draw:layer="layout" svg:width="17.63cm" svg:height="8.059cm" svg:x="1.314cm" svg:y="1.067cm" svg:viewBox="0 0 17631 8060" draw:points="0,0 17631,0 17631,8060 0,8060">
          <text:p/>
        </draw:polygon>
        <draw:polygon draw:style-name="gr4" draw:text-style-name="P4" draw:layer="layout" svg:width="2.406cm" svg:height="1.466cm" svg:x="8.558cm" svg:y="4.389cm" svg:viewBox="0 0 2407 1467" draw:points="0,0 2407,0 2407,1467 0,1467">
          <text:p/>
        </draw:polygon>
        <draw:polygon draw:style-name="gr5" draw:text-style-name="P3" draw:layer="layout" svg:width="2.406cm" svg:height="1.466cm" svg:x="8.558cm" svg:y="4.389cm" svg:viewBox="0 0 2407 1467" draw:points="0,0 2407,0 2407,1467 0,1467">
          <text:p/>
        </draw:polygon>
        <draw:polygon draw:style-name="gr4" draw:text-style-name="P4" draw:layer="layout" svg:width="2.662cm" svg:height="1.625cm" svg:x="14.061cm" svg:y="6.717cm" svg:viewBox="0 0 2663 1626" draw:points="0,0 2663,0 2663,1626 0,1626">
          <text:p/>
        </draw:polygon>
        <draw:polygon draw:style-name="gr5" draw:text-style-name="P3" draw:layer="layout" svg:width="2.662cm" svg:height="1.625cm" svg:x="14.061cm" svg:y="6.717cm" svg:viewBox="0 0 2663 1626" draw:points="0,0 2663,0 2663,1626 0,1626">
          <text:p/>
        </draw:polygon>
        <draw:frame draw:style-name="gr6" draw:text-style-name="P6" draw:layer="layout" svg:width="1.103cm" svg:height="0.556cm" svg:x="9.213cm" svg:y="4.859cm">
          <draw:text-box>
            <text:p text:style-name="P5"><text:span text:style-name="T1"><text:s/></text:span><text:span text:style-name="T2">q(Y)</text:span></text:p>
          </draw:text-box>
        </draw:frame>
        <draw:polygon draw:style-name="gr4" draw:text-style-name="P4" draw:layer="layout" svg:width="2.662cm" svg:height="1.625cm" svg:x="2.843cm" svg:y="1.637cm" svg:viewBox="0 0 2663 1626" draw:points="0,0 2663,0 2663,1626 0,1626">
          <text:p/>
        </draw:polygon>
        <draw:polygon draw:style-name="gr5" draw:text-style-name="P3" draw:layer="layout" svg:width="2.662cm" svg:height="1.625cm" svg:x="2.843cm" svg:y="1.637cm" svg:viewBox="0 0 2663 1626" draw:points="0,0 2663,0 2663,1626 0,1626">
          <text:p/>
        </draw:polygon>
        <draw:frame draw:style-name="gr6" draw:text-style-name="P6" draw:layer="layout" svg:width="0.968cm" svg:height="0.556cm" svg:x="14.913cm" svg:y="7.266cm">
          <draw:text-box>
            <text:p text:style-name="P5"><text:span text:style-name="T2"><text:s/></text:span><text:span text:style-name="T2">r(Z)</text:span></text:p>
          </draw:text-box>
        </draw:frame>
        <draw:polygon draw:style-name="gr1" draw:text-style-name="P1" draw:layer="layout" svg:width="3.058cm" svg:height="2.626cm" svg:x="5.5cm" svg:y="2.919cm" svg:viewBox="0 0 3059 2627" draw:points="3059,2627 1529,2627 1529,0 0,0">
          <text:p/>
        </draw:polygon>
        <draw:polyline draw:style-name="gr5" draw:text-style-name="P3" draw:layer="layout" svg:width="2.877cm" svg:height="2.626cm" svg:x="5.681cm" svg:y="2.919cm" svg:viewBox="0 0 2878 2627" draw:points="2878,2627 1348,2627 1348,0 0,0">
          <text:p/>
        </draw:polyline>
        <draw:polygon draw:style-name="gr7" draw:text-style-name="P7" draw:layer="layout" svg:width="0.163cm" svg:height="0.119cm" svg:x="5.577cm" svg:y="2.859cm" svg:viewBox="0 0 164 120" draw:points="105,61 164,0 0,61 164,120">
          <text:p/>
        </draw:polygon>
        <draw:polygon draw:style-name="gr1" draw:text-style-name="P1" draw:layer="layout" svg:width="3.058cm" svg:height="2.626cm" svg:x="11.003cm" svg:y="5.459cm" svg:viewBox="0 0 3059 2627" draw:points="3059,2627 1529,2627 1529,0 0,0">
          <text:p/>
        </draw:polygon>
        <draw:polyline draw:style-name="gr5" draw:text-style-name="P3" draw:layer="layout" svg:width="2.877cm" svg:height="2.626cm" svg:x="11.184cm" svg:y="5.459cm" svg:viewBox="0 0 2878 2627" draw:points="2878,2627 1348,2627 1348,0 0,0">
          <text:p/>
        </draw:polyline>
        <draw:polygon draw:style-name="gr7" draw:text-style-name="P7" draw:layer="layout" svg:width="0.164cm" svg:height="0.119cm" svg:x="11.08cm" svg:y="5.399cm" svg:viewBox="0 0 165 120" draw:points="105,60 165,0 0,60 165,120">
          <text:p/>
        </draw:polygon>
        <draw:polygon draw:style-name="gr1" draw:text-style-name="P1" draw:layer="layout" svg:width="3.025cm" svg:height="2.817cm" svg:x="5.54cm" svg:y="1.912cm" svg:viewBox="0 0 3026 2818" draw:points="0,0 2246,0 2246,2818 3026,2818">
          <text:p/>
        </draw:polygon>
        <draw:polyline draw:style-name="gr5" draw:text-style-name="P3" draw:layer="layout" svg:width="2.844cm" svg:height="2.817cm" svg:x="5.54cm" svg:y="1.912cm" svg:viewBox="0 0 2845 2818" draw:points="0,0 2246,0 2246,2818 2845,2818">
          <text:p/>
        </draw:polyline>
        <draw:polygon draw:style-name="gr7" draw:text-style-name="P7" draw:layer="layout" svg:width="0.163cm" svg:height="0.119cm" svg:x="8.325cm" svg:y="4.669cm" svg:viewBox="0 0 164 120" draw:points="59,60 0,120 164,60 0,0">
          <text:p/>
        </draw:polygon>
        <draw:polygon draw:style-name="gr1" draw:text-style-name="P1" draw:layer="layout" svg:width="3.015cm" svg:height="2.56cm" svg:x="11.044cm" svg:y="4.664cm" svg:viewBox="0 0 3016 2561" draw:points="0,0 2196,0 2196,2561 3016,2561">
          <text:p/>
        </draw:polygon>
        <draw:polyline draw:style-name="gr5" draw:text-style-name="P3" draw:layer="layout" svg:width="2.833cm" svg:height="2.56cm" svg:x="11.044cm" svg:y="4.664cm" svg:viewBox="0 0 2834 2561" draw:points="0,0 2197,0 2197,2561 2834,2561">
          <text:p/>
        </draw:polyline>
        <draw:polygon draw:style-name="gr7" draw:text-style-name="P7" draw:layer="layout" svg:width="0.163cm" svg:height="0.119cm" svg:x="13.818cm" svg:y="7.164cm" svg:viewBox="0 0 164 120" draw:points="59,60 0,120 164,60 0,0">
          <text:p/>
        </draw:polygon>
        <draw:polygon draw:style-name="gr1" draw:text-style-name="P1" draw:layer="layout" svg:width="1.983cm" svg:height="0cm" svg:x="0.768cm" svg:y="2.034cm" svg:viewBox="0 0 1984 0" draw:points="0,0 1984,0">
          <text:p/>
        </draw:polygon>
        <draw:line draw:style-name="gr5" draw:text-style-name="P3" draw:layer="layout" svg:x1="0.768cm" svg:y1="2.034cm" svg:x2="2.434cm" svg:y2="2.034cm">
          <text:p/>
        </draw:line>
        <draw:polygon draw:style-name="gr7" draw:text-style-name="P7" draw:layer="layout" svg:width="0.24cm" svg:height="0.175cm" svg:x="2.434cm" svg:y="1.947cm" svg:viewBox="0 0 241 176" draw:points="0,176 241,88 0,0">
          <text:p/>
        </draw:polygon>
        <draw:polygon draw:style-name="gr1" draw:text-style-name="P1" draw:layer="layout" svg:width="3.52cm" svg:height="0.025cm" svg:x="16.699cm" svg:y="7.886cm" svg:viewBox="0 0 3521 26" draw:points="3521,26 0,0">
          <text:p/>
        </draw:polygon>
        <draw:line draw:style-name="gr5" draw:text-style-name="P3" draw:layer="layout" svg:x1="20.22cm" svg:y1="7.913cm" svg:x2="17.016cm" svg:y2="7.888cm">
          <text:p/>
        </draw:line>
        <draw:polygon draw:style-name="gr7" draw:text-style-name="P7" draw:layer="layout" svg:width="0.241cm" svg:height="0.175cm" svg:x="16.776cm" svg:y="7.801cm" svg:viewBox="0 0 242 176" draw:points="242,0 0,85 241,176">
          <text:p/>
        </draw:polygon>
        <draw:polygon draw:style-name="gr1" draw:text-style-name="P1" draw:layer="layout" svg:width="0.918cm" svg:height="0.025cm" svg:x="1.958cm" svg:y="3.001cm" svg:viewBox="0 0 919 26" draw:points="919,0 0,26">
          <text:p/>
        </draw:polygon>
        <draw:line draw:style-name="gr5" draw:text-style-name="P3" draw:layer="layout" svg:x1="2.877cm" svg:y1="3.001cm" svg:x2="1.958cm" svg:y2="3.027cm">
          <text:p/>
        </draw:line>
        <draw:polygon draw:style-name="gr1" draw:text-style-name="P1" draw:layer="layout" svg:width="0cm" svg:height="4.686cm" svg:x="1.958cm" svg:y="3.026cm" svg:viewBox="0 0 0 4687" draw:points="0,0 0,4687">
          <text:p/>
        </draw:polygon>
        <draw:line draw:style-name="gr5" draw:text-style-name="P3" draw:layer="layout" svg:x1="1.958cm" svg:y1="3.026cm" svg:x2="1.958cm" svg:y2="7.713cm">
          <text:p/>
        </draw:line>
        <draw:polygon draw:style-name="gr1" draw:text-style-name="P1" draw:layer="layout" svg:width="1.513cm" svg:height="0.025cm" svg:x="0.421cm" svg:y="7.688cm" svg:viewBox="0 0 1514 26" draw:points="1514,0 0,26">
          <text:p/>
        </draw:polygon>
        <draw:line draw:style-name="gr5" draw:text-style-name="P3" draw:layer="layout" svg:x1="1.935cm" svg:y1="7.688cm" svg:x2="0.602cm" svg:y2="7.711cm">
          <text:p/>
        </draw:line>
        <draw:polygon draw:style-name="gr7" draw:text-style-name="P7" draw:layer="layout" svg:width="0.165cm" svg:height="0.119cm" svg:x="0.498cm" svg:y="7.649cm" svg:viewBox="0 0 166 120" draw:points="105,61 164,0 0,63 166,120">
          <text:p/>
        </draw:polygon>
        <draw:polygon draw:style-name="gr1" draw:text-style-name="P1" draw:layer="layout" svg:width="0.941cm" svg:height="0cm" svg:x="16.737cm" svg:y="7.068cm" svg:viewBox="0 0 942 0" draw:points="0,0 942,0">
          <text:p/>
        </draw:polygon>
        <draw:line draw:style-name="gr5" draw:text-style-name="P3" draw:layer="layout" svg:x1="16.736cm" svg:y1="6.983cm" svg:x2="17.5cm" svg:y2="6.983cm">
          <text:p/>
        </draw:line>
        <draw:polygon draw:style-name="gr1" draw:text-style-name="P1" draw:layer="layout" svg:width="0cm" svg:height="5.231cm" svg:x="17.604cm" svg:y="1.811cm" svg:viewBox="0 0 0 5232" draw:points="0,5232 0,0">
          <text:p/>
        </draw:polygon>
        <draw:line draw:style-name="gr5" draw:text-style-name="P3" draw:layer="layout" svg:x1="17.494cm" svg:y1="6.998cm" svg:x2="17.498cm" svg:y2="1.809cm">
          <text:p/>
        </draw:line>
        <draw:polygon draw:style-name="gr1" draw:text-style-name="P1" draw:layer="layout" svg:width="2.283cm" svg:height="0.013cm" svg:x="17.49cm" svg:y="1.823cm" svg:viewBox="0 0 2284 14" draw:points="0,0 2284,14">
          <text:p/>
        </draw:polygon>
        <draw:line draw:style-name="gr5" draw:text-style-name="P3" draw:layer="layout" svg:x1="17.49cm" svg:y1="1.823cm" svg:x2="19.457cm" svg:y2="1.835cm">
          <text:p/>
        </draw:line>
        <draw:polygon draw:style-name="gr7" draw:text-style-name="P7" draw:layer="layout" svg:width="0.241cm" svg:height="0.175cm" svg:x="19.455cm" svg:y="1.747cm" svg:viewBox="0 0 242 176" draw:points="0,176 242,89 1,0">
          <text:p/>
        </draw:polygon>
        <draw:polygon draw:style-name="gr8" draw:text-style-name="P8" draw:layer="layout" svg:width="9.283cm" svg:height="0.802cm" svg:x="0.989cm" svg:y="-0.012cm" svg:viewBox="0 0 9284 803" draw:points="0,0 9284,0 9284,803 0,803">
          <text:p/>
        </draw:polygon>
        <draw:frame draw:style-name="gr6" draw:text-style-name="P6" draw:layer="layout" svg:width="1.103cm" svg:height="0.556cm" svg:x="3.626cm" svg:y="2.186cm">
          <draw:text-box>
            <text:p text:style-name="P5"><text:span text:style-name="T1"><text:s/></text:span><text:span text:style-name="T2">p(X)</text:span></text:p>
          </draw:text-box>
        </draw:frame>
        <draw:polygon draw:style-name="gr1" draw:text-style-name="P1" draw:layer="layout" svg:width="1.7cm" svg:height="1.041cm" svg:x="19.003cm" svg:y="7.063cm" svg:viewBox="0 0 1701 1042" draw:points="0,0 1701,0 1701,1042 0,1042">
          <text:p/>
        </draw:polygon>
        <draw:frame draw:style-name="gr9" draw:text-style-name="P9" draw:layer="layout" svg:width="8.384cm" svg:height="0.497cm" svg:x="1.228cm" svg:y="0.34cm">
          <draw:text-box>
            <text:p text:style-name="P5"><text:span text:style-name="T3">regra(X,Y,Z) =&gt; p(X), q(Y), r(Z).</text:span></text:p>
          </draw:text-box>
        </draw:frame>
        <draw:polygon draw:style-name="gr1" draw:text-style-name="P1" draw:layer="layout" svg:width="1.699cm" svg:height="1.04cm" svg:x="10.904cm" svg:y="5.296cm" svg:viewBox="0 0 1700 1041" draw:points="0,0 1700,0 1700,1041 0,1041">
          <text:p/>
        </draw:polygon>
        <draw:frame draw:style-name="gr6" draw:text-style-name="P6" draw:layer="layout" svg:width="1.073cm" svg:height="0.556cm" svg:x="19.242cm" svg:y="7.329cm">
          <draw:text-box>
            <text:p text:style-name="P5"><text:span text:style-name="T4">redo</text:span></text:p>
          </draw:text-box>
        </draw:frame>
        <draw:polygon draw:style-name="gr1" draw:text-style-name="P1" draw:layer="layout" svg:width="1.699cm" svg:height="1.041cm" svg:x="5.457cm" svg:y="2.618cm" svg:viewBox="0 0 1700 1042" draw:points="0,0 1700,0 1700,1042 0,1042">
          <text:p/>
        </draw:polygon>
        <draw:frame draw:style-name="gr6" draw:text-style-name="P6" draw:layer="layout" svg:width="1.073cm" svg:height="0.556cm" svg:x="11.142cm" svg:y="5.561cm">
          <draw:text-box>
            <text:p text:style-name="P5"><text:span text:style-name="T4">redo</text:span></text:p>
          </draw:text-box>
        </draw:frame>
        <draw:polygon draw:style-name="gr1" draw:text-style-name="P1" draw:layer="layout" svg:width="1.699cm" svg:height="0.803cm" svg:x="1.233cm" svg:y="1.129cm" svg:viewBox="0 0 1700 804" draw:points="0,0 1700,0 1700,804 0,804">
          <text:p/>
        </draw:polygon>
        <draw:frame draw:style-name="gr6" draw:text-style-name="P6" draw:layer="layout" svg:width="1.073cm" svg:height="0.556cm" svg:x="5.695cm" svg:y="2.984cm">
          <draw:text-box>
            <text:p text:style-name="P5"><text:span text:style-name="T4">redo</text:span></text:p>
          </draw:text-box>
        </draw:frame>
        <draw:polygon draw:style-name="gr1" draw:text-style-name="P1" draw:layer="layout" svg:width="1.699cm" svg:height="0.802cm" svg:x="7.583cm" svg:y="3.458cm" svg:viewBox="0 0 1700 803" draw:points="0,0 1700,0 1700,803 0,803">
          <text:p/>
        </draw:polygon>
        <draw:frame draw:style-name="gr6" draw:text-style-name="P6" draw:layer="layout" svg:width="0.832cm" svg:height="0.556cm" svg:x="1.472cm" svg:y="1.395cm">
          <draw:text-box>
            <text:p text:style-name="P5"><text:span text:style-name="T2">call</text:span></text:p>
          </draw:text-box>
        </draw:frame>
        <draw:polygon draw:style-name="gr1" draw:text-style-name="P1" draw:layer="layout" svg:width="1.699cm" svg:height="0.802cm" svg:x="13.086cm" svg:y="5.786cm" svg:viewBox="0 0 1700 803" draw:points="0,0 1700,0 1700,803 0,803">
          <text:p/>
        </draw:polygon>
        <draw:frame draw:style-name="gr6" draw:text-style-name="P6" draw:layer="layout" svg:width="0.832cm" svg:height="0.556cm" svg:x="7.922cm" svg:y="3.723cm">
          <draw:text-box>
            <text:p text:style-name="P5"><text:span text:style-name="T2">call</text:span></text:p>
          </draw:text-box>
        </draw:frame>
        <draw:polygon draw:style-name="gr1" draw:text-style-name="P1" draw:layer="layout" svg:width="1.512cm" svg:height="0.802cm" svg:x="12.914cm" svg:y="7.955cm" svg:viewBox="0 0 1513 803" draw:points="0,0 1513,0 1513,803 0,803">
          <text:p/>
        </draw:polygon>
        <draw:frame draw:style-name="gr6" draw:text-style-name="P6" draw:layer="layout" svg:width="0.832cm" svg:height="0.556cm" svg:x="13.325cm" svg:y="6.052cm">
          <draw:text-box>
            <text:p text:style-name="P5"><text:span text:style-name="T2">call</text:span></text:p>
          </draw:text-box>
        </draw:frame>
        <draw:polygon draw:style-name="gr1" draw:text-style-name="P1" draw:layer="layout" svg:width="1.512cm" svg:height="0.802cm" svg:x="7.411cm" svg:y="5.415cm" svg:viewBox="0 0 1513 803" draw:points="0,0 1513,0 1513,803 0,803">
          <text:p/>
        </draw:polygon>
        <draw:frame draw:style-name="gr6" draw:text-style-name="P6" draw:layer="layout" svg:width="0.722cm" svg:height="0.556cm" svg:x="13.153cm" svg:y="8.221cm">
          <draw:text-box>
            <text:p text:style-name="P5"><text:span text:style-name="T5">fail</text:span></text:p>
          </draw:text-box>
        </draw:frame>
        <draw:polygon draw:style-name="gr1" draw:text-style-name="P1" draw:layer="layout" svg:width="1.512cm" svg:height="0.803cm" svg:x="1.484cm" svg:y="2.028cm" svg:viewBox="0 0 1513 804" draw:points="0,0 1513,0 1513,804 0,804">
          <text:p/>
        </draw:polygon>
        <draw:frame draw:style-name="gr6" draw:text-style-name="P6" draw:layer="layout" svg:width="0.722cm" svg:height="0.556cm" svg:x="7.649cm" svg:y="5.681cm">
          <draw:text-box>
            <text:p text:style-name="P5"><text:span text:style-name="T5">fail</text:span></text:p>
          </draw:text-box>
        </draw:frame>
        <draw:polygon draw:style-name="gr1" draw:text-style-name="P1" draw:layer="layout" svg:width="1.512cm" svg:height="0.802cm" svg:x="0.214cm" svg:y="6.685cm" svg:viewBox="0 0 1513 803" draw:points="0,0 1513,0 1513,803 0,803">
          <text:p/>
        </draw:polygon>
        <draw:frame draw:style-name="gr6" draw:text-style-name="P6" draw:layer="layout" svg:width="0.722cm" svg:height="0.556cm" svg:x="1.723cm" svg:y="2.294cm">
          <draw:text-box>
            <text:p text:style-name="P5"><text:span text:style-name="T5">fail</text:span></text:p>
          </draw:text-box>
        </draw:frame>
        <draw:polygon draw:style-name="gr1" draw:text-style-name="P1" draw:layer="layout" svg:width="1.512cm" svg:height="0.667cm" svg:x="6.222cm" svg:y="1.104cm" svg:viewBox="0 0 1513 668" draw:points="0,0 1513,0 1513,668 0,668">
          <text:p/>
        </draw:polygon>
        <draw:frame draw:style-name="gr6" draw:text-style-name="P6" draw:layer="layout" svg:width="0.722cm" svg:height="0.556cm" svg:x="0.453cm" svg:y="6.951cm">
          <draw:text-box>
            <text:p text:style-name="P5"><text:span text:style-name="T5">fail</text:span></text:p>
          </draw:text-box>
        </draw:frame>
        <draw:polygon draw:style-name="gr1" draw:text-style-name="P1" draw:layer="layout" svg:width="1.513cm" svg:height="0.667cm" svg:x="11.09cm" svg:y="3.644cm" svg:viewBox="0 0 1514 668" draw:points="0,0 1514,0 1514,668 0,668">
          <text:p/>
        </draw:polygon>
        <draw:frame draw:style-name="gr6" draw:text-style-name="P6" draw:layer="layout" svg:width="0.857cm" svg:height="0.556cm" svg:x="6.461cm" svg:y="1.37cm">
          <draw:text-box>
            <text:p text:style-name="P5"><text:span text:style-name="T6">exit</text:span></text:p>
          </draw:text-box>
        </draw:frame>
        <draw:polygon draw:style-name="gr1" draw:text-style-name="P1" draw:layer="layout" svg:width="1.512cm" svg:height="0.667cm" svg:x="16.382cm" svg:y="5.761cm" svg:viewBox="0 0 1513 668" draw:points="0,0 1513,0 1513,668 0,668">
          <text:p/>
        </draw:polygon>
        <draw:frame draw:style-name="gr6" draw:text-style-name="P6" draw:layer="layout" svg:width="0.857cm" svg:height="0.556cm" svg:x="11.329cm" svg:y="3.91cm">
          <draw:text-box>
            <text:p text:style-name="P5"><text:span text:style-name="T6">exit</text:span></text:p>
          </draw:text-box>
        </draw:frame>
        <draw:polygon draw:style-name="gr1" draw:text-style-name="P1" draw:layer="layout" svg:width="1.512cm" svg:height="0.666cm" svg:x="18.922cm" svg:y="0.893cm" svg:viewBox="0 0 1513 667" draw:points="0,0 1513,0 1513,667 0,667">
          <text:p/>
        </draw:polygon>
        <draw:frame draw:style-name="gr6" draw:text-style-name="P6" draw:layer="layout" svg:width="0.857cm" svg:height="0.556cm" svg:x="16.521cm" svg:y="6.027cm">
          <draw:text-box>
            <text:p text:style-name="P5"><text:span text:style-name="T7">exit</text:span></text:p>
          </draw:text-box>
        </draw:frame>
        <draw:frame draw:style-name="gr6" draw:text-style-name="P6" draw:layer="layout" svg:width="0.857cm" svg:height="0.556cm" svg:x="19.161cm" svg:y="1.159cm">
          <draw:text-box>
            <text:p text:style-name="P5"><text:span text:style-name="T7">exi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nsolas1" svg:font-family="Consolas"/>
    <style:font-face style:name="Arial" svg:font-family="Arial" style:font-pitch="variable"/>
    <style:font-face style:name="Bitstream Vera Sans1" svg:font-family="'Bitstream Vera Sans'" style:font-pitch="variable"/>
    <style:font-face style:name="Consolas" svg:font-family="Consolas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1cm" fo:margin-left="0cm" fo:margin-right="0cm" fo:page-width="20.566cm" fo:page-height="9.3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6-02T16:43:55.757333109</dc:date>
    <meta:editing-duration>PT3M24S</meta:editing-duration>
    <meta:editing-cycles>3</meta:editing-cycles>
    <meta:generator>LibreOffice/6.1.6.3$Linux_X86_64 LibreOffice_project/10$Build-3</meta:generator>
    <meta:document-statistic meta:object-count="74"/>
  </office:meta>
</office:document-meta>
</file>